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32cm" fo:min-width="1.625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32cm" fo:min-width="4.289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159cm" svg:height="1.016cm" svg:x="7.144cm" svg:y="0.329cm">
          <text:p text:style-name="P1">AD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2.159cm" svg:height="1.016cm" svg:x="7.144cm" svg:y="3.63cm">
          <text:p text:style-name="P1">DAC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5.324cm" svg:height="0.962cm" svg:x="0.357cm" svg:y="0.353cm">
          <draw:text-box>
            <text:p>Audio In (analog)</text:p>
          </draw:text-box>
        </draw:frame>
        <draw:frame draw:style-name="gr2" draw:text-style-name="P3" draw:layer="layout" svg:width="5.819cm" svg:height="0.962cm" svg:x="0.11cm" svg:y="3.653cm">
          <draw:text-box>
            <text:p>Audio Out (analog)</text:p>
          </draw:text-box>
        </draw:frame>
        <draw:connector draw:style-name="gr3" draw:text-style-name="P4" draw:layer="layout" svg:x1="5.683cm" svg:y1="0.834cm" svg:x2="7.144cm" svg:y2="0.837cm" draw:end-shape="id1" draw:end-glue-point="5" svg:d="M5683 834h471v3h990" svg:viewBox="0 0 1462 4">
          <text:p/>
        </draw:connector>
        <draw:connector draw:style-name="gr3" draw:text-style-name="P4" draw:layer="layout" svg:x1="7.144cm" svg:y1="4.138cm" svg:x2="5.931cm" svg:y2="4.134cm" draw:start-shape="id2" draw:start-glue-point="5" svg:d="M7144 4138h-866v-4h-347" svg:viewBox="0 0 1214 5">
          <text:p/>
        </draw:connector>
        <draw:custom-shape draw:style-name="gr4" draw:text-style-name="P2" xml:id="id3" draw:id="id3" draw:layer="layout" svg:width="4.823cm" svg:height="1.016cm" svg:x="12.344cm" svg:y="2.186cm">
          <text:p text:style-name="P1">Audio Callbac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9.303cm" svg:y1="0.837cm" svg:x2="14.756cm" svg:y2="2.186cm" draw:start-shape="id1" draw:start-glue-point="7" draw:end-shape="id3" draw:end-glue-point="4" svg:d="M9303 837h5453v1349" svg:viewBox="0 0 5454 1350">
          <text:p/>
        </draw:connector>
        <draw:connector draw:style-name="gr3" draw:text-style-name="P4" draw:layer="layout" svg:x1="14.756cm" svg:y1="3.202cm" svg:x2="9.303cm" svg:y2="4.138cm" draw:start-shape="id3" draw:start-glue-point="6" draw:end-shape="id2" draw:end-glue-point="7" svg:d="M14756 3202v936h-5453" svg:viewBox="0 0 5454 937">
          <text:p/>
        </draw:connector>
        <draw:frame draw:style-name="gr5" draw:text-style-name="P5" draw:layer="layout" svg:width="7.013cm" svg:height="0.962cm" svg:x="11.256cm" svg:y="3.653cm">
          <draw:text-box>
            <text:p>Audio Samples (digital)</text:p>
          </draw:text-box>
        </draw:frame>
        <draw:frame draw:style-name="gr5" draw:text-style-name="P5" draw:layer="layout" svg:width="7.013cm" svg:height="0.962cm" svg:x="11.257cm" svg:y="0.353cm">
          <draw:text-box>
            <text:p>Audio Samples (digital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415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6T08:50:04.453039766</meta:creation-date>
    <dc:date>2020-08-26T08:59:42.827601323</dc:date>
    <meta:editing-duration>PT8M44S</meta:editing-duration>
    <meta:editing-cycles>2</meta:editing-cycles>
    <meta:generator>LibreOffice/6.4.5.2$Linux_X86_64 LibreOffice_project/40$Build-2</meta:generator>
    <meta:document-statistic meta:object-count="11"/>
  </office:meta>
</office:document-meta>
</file>